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1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style:font-name="Bitstream Vera Sans" fo:font-size="66pt" fo:font-weight="bold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style:font-name="Bitstream Vera Sans" fo:font-size="24pt" fo:font-weight="bold"/>
    </style:style>
    <style:style style:name="T1" style:family="text">
      <style:text-properties style:font-name="Bitstream Vera Sans" fo:font-size="66pt" fo:font-weight="bold"/>
    </style:style>
    <style:style style:name="T2" style:family="text">
      <style:text-properties style:font-name="Bitstream Vera Sans" fo:font-size="2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6.25cm" svg:height="2.715cm" svg:x="0.125cm" svg:y="-0.34cm">
          <draw:text-box>
            <text:p text:style-name="P1"><text:span text:style-name="T1">CNL</text:span></text:p>
          </draw:text-box>
        </draw:frame>
        <draw:frame draw:style-name="gr2" draw:text-style-name="P3" draw:layer="layout" svg:width="6.25cm" svg:height="1cm" svg:x="0.125cm" svg:y="3cm">
          <draw:text-box>
            <text:p text:style-name="P1"><text:span text:style-name="T2">2020/2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5cm" fo:page-height="3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Tobias Kuhn</meta:initial-creator>
    <meta:creation-date>2008-09-01T12:47:21</meta:creation-date>
    <dc:creator>Tobias Kuhn</dc:creator>
    <dc:date>2021-01-18T09:30:17.696634530</dc:date>
    <dc:language>en-US</dc:language>
    <meta:editing-cycles>19</meta:editing-cycles>
    <meta:editing-duration>PT55M6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